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Helvetica, sans-serif"/>
    <style:font-face style:name="Helvetica" svg:font-family="Helvetica, Arial, sans-serif"/>
    <style:font-face style:name="Tahoma" svg:font-family="Tahoma"/>
    <style:font-face style:name="Times New Roman" svg:font-family="'Times New Roman'"/>
    <style:font-face style:name="inherit" svg:font-family="inherit"/>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left="0.053cm" fo:margin-right="0.053cm" fo:text-indent="0cm" style:auto-text-indent="false"/>
    </style:style>
    <style:style style:name="T1" style:family="text">
      <style:text-properties style:use-window-font-color="true" style:font-name="Times New Roman1" fo:font-size="12pt" style:font-size-asian="12pt" style:font-size-complex="12pt"/>
    </style:style>
    <style:style style:name="T2" style:family="text">
      <style:text-properties fo:font-variant="normal" fo:text-transform="none" fo:color="#444950" style:font-name="Helvetica" fo:font-size="9.75pt" fo:letter-spacing="normal" fo:font-style="normal" fo:font-weight="normal"/>
    </style:style>
    <style:style style:name="T3" style:family="text">
      <style:text-properties fo:font-variant="normal" fo:text-transform="none" fo:color="#444950" style:font-name="Helvetica" fo:font-size="9.75pt" fo:letter-spacing="normal" fo:font-style="normal" fo:font-weight="normal" fo:background-color="#f1f0f0"/>
    </style:style>
    <style:style style:name="T4" style:family="text">
      <style:text-properties fo:font-variant="normal" fo:text-transform="none" fo:color="#444950" style:font-name="Helvetica" fo:font-size="9.75pt" fo:letter-spacing="normal" fo:font-style="normal" fo:font-weight="normal" style:font-size-asian="12pt" style:font-size-complex="12pt"/>
    </style:style>
    <style:style style:name="T5" style:family="text">
      <style:text-properties fo:font-variant="normal" fo:text-transform="none" fo:color="#444950" fo:letter-spacing="normal"/>
    </style:style>
    <style:style style:name="T6" style:family="text">
      <style:text-properties fo:font-variant="normal" fo:text-transform="none" fo:color="#aaaaaa" style:font-name="Arial" fo:font-size="9pt" fo:letter-spacing="normal" fo:font-style="normal" fo:font-weight="normal"/>
    </style:style>
    <style:style style:name="T7" style:family="text">
      <style:text-properties fo:font-variant="normal" fo:text-transform="none" fo:color="#aaaaaa" fo:font-size="9pt" fo:letter-spacing="normal" fo:font-style="normal" fo:font-weight="normal"/>
    </style:style>
    <style:style style:name="T8" style:family="text">
      <style:text-properties fo:font-variant="normal" fo:text-transform="none" fo:color="#aaaaaa" fo:letter-spacing="normal" fo:font-style="normal" fo:font-weight="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color="#ffffe1" style:font-name="Tahoma" fo:font-size="14pt" fo:letter-spacing="normal" fo:font-style="normal" fo:font-weight="normal"/>
    </style:style>
    <style:style style:name="T11" style:family="text">
      <style:text-properties fo:font-variant="normal" fo:text-transform="none" style:use-window-font-color="true" style:font-name="Times New Roman1" fo:font-size="12pt" fo:letter-spacing="normal" fo:font-style="normal" fo:font-weight="normal" style:font-size-asian="12pt" style:font-size-complex="12pt"/>
    </style:style>
    <style:style style:name="T12" style:family="text">
      <style:text-properties style:font-name="Times New Roman1" fo:font-size="12pt" style:font-size-asian="12pt" style:font-size-complex="12pt"/>
    </style:style>
    <style:style style:name="T13" style:family="text">
      <style:text-properties fo:font-size="12pt" style:font-size-asian="12pt" style:font-size-complex="12pt"/>
    </style:style>
    <style:style style:name="fr1" style:family="graphic" style:parent-style-name="Graphics">
      <style:graphic-properties fo:margin-left="0.026cm" fo:margin-right="0.026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między bujnymi koronami drzew, otoczony kwitnącymi wiosną bzem i magnolią, kryją się ruiny ogromnego pałacu, wzniesionego prawdopodobnie w XVIII wieku i rozbudowanego w latach późniejszych.</text:p>
      <text:p text:style-name="Standard"/>
      <text:p text:style-name="Standard">Mowa o Pałacu w Sławikowie, znajdującym się w województwie Śląskim. Jednej z dawnych dworskich wizytówek, symbolu wdzięku, elegancji i dostojności, a obecnie popadającym w ruinę.</text:p>
      <text:p text:style-name="Standard"/>
      <text:p text:style-name="Standard">Trochę historii</text:p>
      <text:p text:style-name="Standard"/>
      <text:p text:style-name="Standard">Dzieje pałacu w Sławikowie są bardzo niejasne i jak dotąd nie były przedmiotem kompleksowych badań historyków i archeologów.Dokładna data powstania pałacu nie jest znana. Edward Wieczorek datuje powstanie pałacu na koniec XIX wieku, z kolei Tadeusz Chrzanowski i Marian Kornecki określają powstanie pałacu jako III ćwierć XIX wieku.</text:p>
      <text:p text:style-name="Standard">Wiadomo że w latach 1795–1831 należał do rodziny Eichendorffów z Łubowic. Od 1831 r. wieś należała do rodziny Eickstedtów, a w latach 1856-1965 został przebudowany przez Ernesta von Eikstedta, który wkrótce potem zmarł.</text:p>
      <text:p text:style-name="Standard">Później, do 1945 r. Pałac należał do jego potomków.Pałac w Sławikowie zaniedbany i doprowadzony do ruiny w czasach Polski Ludowej, nie miał również szczęścia po transformacji ustrojowej z 1989 r. Pod koniec lat 90-tych ubiegłego wieku nieznani sprawcy rozszabrowali piękne kolumny podtrzymujące portyk przed ryzalitem w elewacji wsch </text:p>
      <text:p text:style-name="Standard"/>
      <text:p text:style-name="Standard">Po 1989 r. Agencji Nieruchomości Rolnych przejęła pałac, a następnie sprzedała go prywatnemu inwestorowi. Inwestor przekazał nieruchomość gminie Rudnik w 2005 roku, gdyż nie stać go było na utrzymanie tego zabytku.</text:p>
      <text:p text:style-name="Standard"/>
      <text:p text:style-name="Standard">Wójt Gminy planował w 2011 roku wystawić zabytek na licytację, za mniej niż 100 tysięcy złotych ponieważ w budynek trzeba włożyć miliony. Natomiast w 2013 roku, chcąc zabezpieczyć się przed nieodpowiedzialnymi kupcami, całość wyceniono na 345 tysięcy złotych.</text:p>
      <text:p text:style-name="Standard"/>
      <text:p text:style-name="Standard">Bogactwo zieleni</text:p>
      <text:p text:style-name="Standard"/>
      <text:p text:style-name="Standard">Zabytek ten otoczony jest obszernym parkiem mającym 4,8 ha, w którym przeważa drzewostan liściasty. Można również dostrzec wiele rzadko spotykanych gatunków drzew takich jak np kasztanowca jadalnego i innych roślin. W pobliżu pałacu znajdują się m.in. kaplica oraz pozostałości po dawnym folwarku – spichlerz oraz oranżeria.</text:p>
      <text:p text:style-name="Standard"/>
      <text:p text:style-name="Standard">Architektura</text:p>
      <text:p text:style-name="Standard">Pierwotnie pałac w Sławikowie była to budowla jednopiętrowa. Baron Ernst von Eickstedt, który nabył ten pałac w 1831 roku rozpoczął jego przebudowę, ale nie dożył jej końca. Zmarł w grudniu 1865 roku, spoczął w rodzinnym mauzoleum, zbudowanym w parku przypałacowym. Rozbudowę dokończył jego syn Ernest Fryderyk junior. M.in. dobudowano II piętro (kosztem strychu), elewacja frontowa uzyskała cztery filary podtrzymujące balkon pierwszego piętra, na tympanonie umieszczono herb rodowy, dobudowano oranżerię w formie galerii arkadowej. W eklektycznym pałacu mieszkali dalej potomkowie Ernsta von Eickstedt, wnuk Guido a następnie prawnuk Rudolf, aż do 1945 roku kiedy to rodzina von Eickstedt opuściła Sławików.</text:p>
      <text:p text:style-name="Standard"/>
      <text:p text:style-name="Standard"><text:s/><text:line-break/></text:p>
      <text:p text:style-name="Standard">Pałac został wybudowany w stylu eklektycznym, murowany z cegły, pierwotnie potynkowany. Wzniesiony na planie prostokąta. Obecny wygląd zawdzięcza rodzinie von Eickstedt. Posiadał trzy <text:soft-page-break/>kondygnacje i był częściowo podpiwniczony, nakryty płaskim dachem, po którym nie ma już śladu. Oparty jest na wzorach zawierający motywy greckie i włoskie.</text:p>
      <text:p text:style-name="Standard"/>
      <text:p text:style-name="Standard">Pałac został częściowo zniszczony w czasie walk między Wehrmachtem i Armią Czerwoną pod koniec II wojny światowej. Wyposażenie pałacu zostało rozkradzione a sam pałac poprzez brak remontów i upływający czas, popadł w ruinę.</text:p>
      <text:p text:style-name="Standard"/>
      <text:p text:style-name="Standard"/>
      <text:p text:style-name="Standard">Niestety budynek nie jest pilnowany, a nawet monitorowany przez właściciela, zainteresowania nie wyraża nim również Konserwator Zabytków. Cegły, którymi zamurowano otwory pierwszej kondygnacji, by zabezpieczyć obiekt przed niekontrolowanymi odwiedzinami, w nieznanych okolicznościach się rozpłynęły...i od kilku lat znowu swobodnie można wejść do wnętrza pałacu. Niezabezpieczony zabytek w fatalnym stanie technicznym najlepiej zwiedzać tylko z zewnątrz. Wczesną wiosną 2010 r. doszło w nim do katastrofy budowlanej. W elewacji zachodniej, na północ od ryzalitu osunął się znaczny fragment ściany. Wypadek ten jest dosyć dziwny, ponieważ ściana w tym miejscu wydawała się wyjątkowo solidna. Możliwe, że katastrofę spowodowały nie siły natury, lecz ludzie. W pałacu, w wielu miejscach można znaleźć ślady celowego rozkuwania murów. Na ścianie która runęła opierało się duże i ciężkie sklepienie nad pomieszczeniem parteru, osłabienie jej sprawiło, iż nie wytrzymała obciążenia i runęła. Trudno powiedzieć czy jacyś szaleńcy poszukują w pałacu skarbu, czy też ktoś celowo go niszczy. Od niedawna kolejną formą dewastacji zabytku jest upiększanie jego ścian poprzez malowanie graffiti. Siły natury również nie oszczędzają obiektu. W wielu murach pojawiły się niebezpieczne rysy. W uszkodzonej już elewacji zachodniej wkrótce może runąć ściana  przy otworach okiennych pierwszej osi na południe od ryzalitu. </text:p>
      <text:p text:style-name="Standard"/>
      <text:p text:style-name="Standard"/>
      <text:p text:style-name="Standard">Bibliografia:</text:p>
      <text:p text:style-name="Standard"/>
      <text:p text:style-name="Standard">http://www.polskiezabytki.pl/m/obiekt/5256/Slawikow/</text:p>
      <text:p text:style-name="Standard">https://www.nowiny.pl/75728-palac-w-slawikowie-pojdzie-za-mniej-niz-100-tys-zl.html</text:p>
      <text:p text:style-name="Standard">https://www.nowiny.pl/kultura/92924-brak-kupca-na-palac-w-slawikowie.html</text:p>
      <text:p text:style-name="Standard">http://www.straznicyczasu.pl/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onieważ Sławików to moje korzenie, a z samym pałacem byli związani moi przodkowie. Mój pradziadek, Emanuel Kopisch rodem ze Sławikowa, był zarządcą pałacowej gorzelni i przyjacielem barona Rudolfa von Eickstadt. Wraz z prababcią Elżbietą (Elizabeth) dochowali się pięcioro dzieci, z których środkowe (jedyna dziewczynka w rodzeństwie) to moja babcia ze strony ojca. Babcia urodziła się w 1919 r. w Sławikowie i było jej dane wychowywać się i żyć w tej bajecznej erze świetności pałacu przez ponad 25 lat, aż do 1945 r. który położył wszystkiemu kres. Kiedy byłem małym chłopcem, opowiadania babci o pałacu i życiu w tamtej rzeczywistości zastępowały mi czytanie bajek. Wspomnienia babci były czymś lepszym niż bajki, bo były to fakty <draw:frame draw:style-name="fr1" draw:name="grafika4" text:anchor-type="as-char" svg:width="0.423cm" svg:height="0.423cm" draw:z-index="3"><draw:image xlink:href="https://static.xx.fbcdn.net/images/emoji.php/v9/fce/1/16/1f600.png" xlink:type="simple" xlink:show="embed" xlink:actuate="onLoad"/></draw:frame> Raz po raz zaglądam do Sławikowa na grób pradziadków no i oczywiście do pałacu. Nigdy tam nie widziałem ani <text:soft-page-break/>białej, ani czerwonej damy, tym bardziej żadnego pana :lol: mając zawsze wrażenie, że jestem ostatnim idiotą, który tam łazi nie wiadomo po co :mrgreen: Dzięki temu forum przekonałem się z wielkim zaskoczeniem, że prawda jest inna :rotfl3: no to Wasze zdrowie szanowne damy białe i czerwone i wszyscy na pokojach w Sławikowie </text:p>
      <text:p text:style-name="Standard">Taka myśl odnośnie wątpliwości "kaplica, czy buduar" - wiemy o tym, że Eickstedtowie byli wyznania ewangelickiego. Z opowiadań babci wynikało, że mieli oni swój kościółek w lesie (mauzoleum?) i swojego kapelana (pastora), który na stałe mieszkał w pałacu. Należy przypuszczać, iż kapłan na stale mieszkający w pałacu, na pewno nie był pozbawiony kaplicy, choćby ze względu na odprawianie swoich prywatnych modlitw, z kolei na pewno nie latał modlić się do mauzolem przy trumnach :lol: . Tak samo moim zdaniem wątpliwe jest, czy górna część mauzolem mogłaby nadawać się do celów kultowych (nabożeństwa), ponieważ - po pierwsze - jest tam zbyt mało miejsca, po drugie- nie stanowi budowli zamkniętej, przypomina raczej większą przydrożną kaplicę... No chyba, że gustowali w nabożeństwach plenerowych <draw:frame draw:style-name="fr1" draw:name="grafika1" text:anchor-type="as-char" svg:width="0.423cm" svg:height="0.423cm" draw:z-index="0"><draw:image xlink:href="https://static.xx.fbcdn.net/images/emoji.php/v9/fce/1/16/1f600.png" xlink:type="simple" xlink:show="embed" xlink:actuate="onLoad"/></draw:frame> <draw:frame draw:style-name="fr1" draw:name="grafika2" text:anchor-type="as-char" svg:width="0.423cm" svg:height="0.423cm" draw:z-index="1"><draw:image xlink:href="https://static.xx.fbcdn.net/images/emoji.php/v9/fce/1/16/1f600.png" xlink:type="simple" xlink:show="embed" xlink:actuate="onLoad"/></draw:frame> <draw:frame draw:style-name="fr1" draw:name="grafika3" text:anchor-type="as-char" svg:width="0.423cm" svg:height="0.423cm" draw:z-index="2"><draw:image xlink:href="https://static.xx.fbcdn.net/images/emoji.php/v9/fce/1/16/1f600.png" xlink:type="simple" xlink:show="embed" xlink:actuate="onLoad"/></draw:frame> Ale osobiście jestem skłonny raczej przypuszczać, że właśnie w pałacu była jakaś niewielka kaplica do sprawowania kultu </text:p>
      <text:p text:style-name="Standard">Na wielkim placu przed pałacem był taki obszerny okrągły, spory obmurowany na okrągło "kwietnik" z różami. Tam były róże, to jest pewne. Resztki tych obmurowań jeszcze tam widać. A więc to nie był taki sobie wielki plac, tylko do głównego wejścia były "objazdy" w lewo lub w prawo i nieco pod górkę. Gorzelnia była "wmurowana" w mur od strony ulicy, tam widać takie zamurowane okna - to tam. Jeśli chodzi o stajnie to nie znam szczegółów - babcia wspominała tylko o stu koniach - pociągowych i spacerowych oraz bryczkach, które baron udostępniał mieszkańcom m. in. w czwartki, jako dni targowe w Raciborzu, że mogli sobie jechać na zakupy, lub do apteki po lekarstwa. Najczęściej było tak, że baron jechał razem z tymi co jechali. Postój konny znajdował się na Starej Wsi przy "Strzesze". Ludzie szli na zakupy, a baron lubił sobie golnąć, to przeczekał zawsze na "swoich" na przeciwko w "pałacu biskupim" gdzie wówczas znajdowała się karczma.</text:p>
      <text:p text:style-name="Standard"><text:line-break/></text:p>
      <text:p text:style-name="Standard"/>
      <text:p text:style-name="Standard"/>
      <text:p text:style-name="Standard">https://www.palaceslaska.pl/index.php/wojewodztwo-slaskie/powiat-raciborski/1369-slawikow2?fbclid=IwAR2gCSSgLLUzBR69jW1YhN32BCnGGL5usQYAYQMErwKAtWTG45h73-aApys</text:p>
      <text:p text:style-name="Standard"/>
      <text:p text:style-name="Standard">http://www.gliwiczanie.pl/Odwiedziny/slawikow/slawikow.htm?fbclid=IwAR3fBYGmajLyqM3VGwHckIyJf2_E2SZILdw1k8Hl7w7LehRU0SulwXAopN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Helvetica, sans-serif"/>
    <style:font-face style:name="Helvetica" svg:font-family="Helvetica, Arial, sans-serif"/>
    <style:font-face style:name="Tahoma" svg:font-family="Tahoma"/>
    <style:font-face style:name="Times New Roman" svg:font-family="'Times New Roman'"/>
    <style:font-face style:name="inherit" svg:font-family="inherit"/>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7.95cm" style:type="center"/>
          <style:tab-stop style:position="15.901cm" style:type="right"/>
        </style:tab-stops>
      </style:paragraph-properties>
    </style:style>
    <style:style style:name="Text_20_body" style:display-name="Text body" style:family="paragraph" style:parent-style-name="Standard" style:class="text">
      <style:paragraph-properties fo:margin-top="0cm" fo:margin-bottom="0.499c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5cm" fo:margin-right="1.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9-16T22:18:16.19</dc:date>
    <dc:creator>Tomasz </dc:creator>
    <meta:editing-duration>PT1H29M55S</meta:editing-duration>
    <meta:editing-cycles>3</meta:editing-cycles>
    <meta:generator>OpenOffice/4.1.3$Win32 OpenOffice.org_project/413m1$Build-9783</meta:generator>
    <meta:document-statistic meta:table-count="0" meta:image-count="4" meta:object-count="0" meta:page-count="3" meta:paragraph-count="28" meta:word-count="1156" meta:character-count="8348"/>
  </office:meta>
</office:document-meta>
</file>